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3.5520833333333335in"/>
    </style:style>
    <style:style style:name="co4" style:family="table-column">
      <style:table-column-properties fo:break-before="auto" style:column-width="2.32291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23958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time-of-day-percentage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robberies-by-day-of-week-and-ti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ta7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Individual</text:p>
          </table:table-cell>
          <table:table-cell table:style-name="ce21" office:value-type="float" office:value="6026">
            <text:p>6026</text:p>
          </table:table-cell>
        </table:table-row>
        <table:table-row table:style-name="ro2">
          <table:table-cell table:style-name="ce21" office:value-type="string">
            <text:p>Business</text:p>
          </table:table-cell>
          <table:table-cell table:style-name="ce21" office:value-type="float" office:value="934">
            <text:p>934</text:p>
          </table:table-cell>
        </table:table-row>
        <table:table-row table:style-name="ro2">
          <table:table-cell table:style-name="ce21" office:value-type="string">
            <text:p>Financial Institution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Government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eligiou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ociety/Public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2">
            <text:p>12</text:p>
          </table:table-cell>
        </table:table-row>
      </table:table>
      <table:table table:name="time-of-day-percentage" table:style-name="ta2" table:print="false">
        <office:forms form:automatic-focus="false" form:apply-design-mode="false"/>
        <table:table-column table:style-name="co3" table:default-cell-style-name="ce15"/>
        <table:table-column table:style-name="co4" table:default-cell-style-name="ce15"/>
        <table:table-column table:style-name="co2" table:default-cell-style-name="ce15" table:number-columns-repeated="254"/>
        <table:table-row table:style-name="ro2">
          <table:table-cell table:style-name="ce22" office:value-type="string">
            <text:p>Time of Offense</text:p>
          </table:table-cell>
          <table:table-cell table:style-name="ce22" office:value-type="string">
            <text:p>Percentage of Robberies</text:p>
          </table:table-cell>
        </table:table-row>
        <table:table-row table:style-name="ro2">
          <table:table-cell table:style-name="ce23" office:value-type="string">
            <text:p>6 a.m. to Noon</text:p>
          </table:table-cell>
          <table:table-cell table:style-name="ce24" office:value-type="percentage" office:value="0.11">
            <text:p>11.00%</text:p>
          </table:table-cell>
        </table:table-row>
        <table:table-row table:style-name="ro2">
          <table:table-cell table:style-name="ce23" office:value-type="string">
            <text:p>Noon to 6 p.m.</text:p>
          </table:table-cell>
          <table:table-cell table:style-name="ce24" office:value-type="percentage" office:value="0.197">
            <text:p>19.70%</text:p>
          </table:table-cell>
        </table:table-row>
        <table:table-row table:style-name="ro2">
          <table:table-cell table:style-name="ce23" office:value-type="string">
            <text:p>6 p.m. to Midnight</text:p>
          </table:table-cell>
          <table:table-cell table:style-name="ce24" office:value-type="percentage" office:value="0.433">
            <text:p>43.30%</text:p>
          </table:table-cell>
        </table:table-row>
        <table:table-row table:style-name="ro2">
          <table:table-cell table:style-name="ce23" office:value-type="string">
            <text:p>Midnight to 6 a.m.</text:p>
          </table:table-cell>
          <table:table-cell table:style-name="ce24" office:value-type="percentage" office:value="0.252">
            <text:p>25.2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percentage" office:value="0.008">
            <text:p>0.80%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4145">
            <text:p>4145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1137">
            <text:p>1137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744">
            <text:p>74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6026">
            <text:p>6026</text:p>
          </table:table-cell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How Suspect Left Scene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Auto</text:p>
          </table:table-cell>
          <table:table-cell table:style-name="ce21" office:value-type="float" office:value="986">
            <text:p>986</text:p>
          </table:table-cell>
        </table:table-row>
        <table:table-row table:style-name="ro2">
          <table:table-cell table:style-name="ce21" office:value-type="string">
            <text:p>Truck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Van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cy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icycle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Foot</text:p>
          </table:table-cell>
          <table:table-cell table:style-name="ce21" office:value-type="float" office:value="2300">
            <text:p>2300</text:p>
          </table:table-cell>
        </table:table-row>
        <table:table-row table:style-name="ro2">
          <table:table-cell table:style-name="ce21" office:value-type="string">
            <text:p>Moped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76">
            <text:p>37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922">
            <text:p>3922</text:p>
          </table:table-cell>
        </table:table-row>
      </table:table>
      <table:table table:name="robberies-by-day-of-week-and-ti" table:style-name="ta5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46">
            <text:p>746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14">
            <text:p>1014</text:p>
          </table:table-cell>
          <table:table-cell table:style-name="ce21" office:value-type="float" office:value="44">
            <text:p>44</text:p>
          </table:table-cell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 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1045">
            <text:p>1045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422">
            <text:p>42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294">
            <text:p>294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2097">
            <text:p>2097</text:p>
          </table:table-cell>
          <table:table-cell table:style-name="ce21" office:value-type="float" office:value="1399">
            <text:p>1399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804">
            <text:p>804</text:p>
          </table:table-cell>
          <table:table-cell table:style-name="ce21" office:value-type="float" office:value="754">
            <text:p>754</text:p>
          </table:table-cell>
        </table:table-row>
      </table:table>
      <table:table table:name="offender-age-gender-and-race" table:style-name="ta7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 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612">
            <text:p>612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342">
            <text:p>2342</text:p>
          </table:table-cell>
          <table:table-cell table:style-name="ce21" office:value-type="float" office:value="3516">
            <text:p>3516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741">
            <text:p>2741</text:p>
          </table:table-cell>
          <table:table-cell table:style-name="ce21" office:value-type="float" office:value="4181">
            <text:p>4181</text:p>
          </table:table-cell>
          <table:table-cell table:style-name="ce21" office:value-type="float" office:value="554">
            <text:p>554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63">
            <text:p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obberies-by-day-of-week-and-ti" style:display-name="PageStyle_robberies-by-day-of-week-and-ti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